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  <style:font-face style:name="Times" svg:font-family="Times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5" style:family="table-cell" style:parent-style-name="Default" style:data-style-name="N0">
      <style:text-properties style:font-name="Times" style:font-name-asian="Times" style:font-name-complex="Times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1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Times" style:font-name-asian="Times" style:font-name-complex="Times" fo:font-size="14pt" style:font-size-asian="14pt" style:font-size-complex="14pt" style:font-family-generic="roman"/>
    </style:style>
    <style:style style:name="ce12" style:family="table-cell" style:parent-style-name="Default" style:data-style-name="N2">
      <style:table-cell-properties fo:border="thin solid #000000" style:vertical-align="middle" fo:background-color="#FFF2CC" style:repeat-content="false"/>
      <style:paragraph-properties fo:text-align="center"/>
      <style:text-properties style:font-name="Times" style:font-name-asian="Times" style:font-name-complex="Times" fo:font-size="14pt" style:font-size-asian="14pt" style:font-size-complex="14pt" style:font-family-generic="roman"/>
    </style:style>
    <style:style style:name="ce13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</style:style>
    <style:style style:name="ce14" style:family="table-cell" style:parent-style-name="Default" style:data-style-name="N2">
      <style:table-cell-properties fo:border="thin solid #000000" style:vertical-align="middle" fo:background-color="#FFF2C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2C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A6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roman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4.1275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37pt" style:use-optimal-row-height="false" fo:break-before="auto"/>
    </style:style>
    <style:style style:name="ro3" style:family="table-row">
      <style:table-row-properties style:row-height="33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6pt" style:use-optimal-row-height="true" fo:break-before="auto"/>
    </style:style>
    <style:style style:name="ro6" style:family="table-row">
      <style:table-row-properties style:row-height="44.25pt" style:use-optimal-row-height="false" fo:break-before="auto"/>
    </style:style>
    <style:style style:name="ro7" style:family="table-row">
      <style:table-row-properties style:row-height="3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s_normal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number-columns-spanned="4" table:number-rows-spanned="1" table:style-name="ce8">
            <text:p>Tableau comparatif de performance : CAS NORMAL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Algo</text:p>
          </table:table-cell>
          <table:table-cell office:value-type="string" table:style-name="ce9">
            <text:p>Temps d’exécution<text:span text:style-name="T2">(1)</text:span>(en secondes)</text:p>
          </table:table-cell>
          <table:table-cell office:value-type="string" table:style-name="ce9">
            <text:p>Nombre de comparaisons<text:span text:style-name="T2">(1)</text:span></text:p>
          </table:table-cell>
          <table:table-cell office:value-type="string" table:style-name="ce9">
            <text:p>Nombre de permutations<text:span text:style-name="T2">(1)</text:span></text:p>
          </table:table-cell>
          <table:table-cell table:style-name="ce3"/>
          <table:table-cell table:number-columns-repeated="16379"/>
        </table:table-row>
        <table:table-row table:style-name="ro3">
          <table:table-cell office:value-type="string" table:style-name="ce4">
            <text:p>Tri bulle</text:p>
          </table:table-cell>
          <table:table-cell office:value-type="float" office:value="735" table:style-name="ce11">
            <text:p>735</text:p>
          </table:table-cell>
          <table:table-cell office:value-type="float" office:value="124999750000" table:style-name="ce12">
            <text:p>124999750000,00</text:p>
          </table:table-cell>
          <table:table-cell office:value-type="float" office:value="61808434593.666664" table:style-name="ce11">
            <text:p>61808434594</text:p>
          </table:table-cell>
          <table:table-cell table:style-name="ce5"/>
          <table:table-cell table:number-columns-repeated="16379"/>
        </table:table-row>
        <table:table-row table:style-name="ro3">
          <table:table-cell office:value-type="string" table:style-name="ce4">
            <text:p>tri shaker</text:p>
          </table:table-cell>
          <table:table-cell office:value-type="float" office:value="523" table:style-name="ce13">
            <text:p>523</text:p>
          </table:table-cell>
          <table:table-cell office:value-type="float" office:value="125047999806" table:style-name="ce14">
            <text:p>125047999806,00</text:p>
          </table:table-cell>
          <table:table-cell office:value-type="float" office:value="61905029557.5" table:style-name="ce13">
            <text:p>61905029558</text:p>
          </table:table-cell>
          <table:table-cell table:style-name="ce5"/>
          <table:table-cell table:number-columns-repeated="16379"/>
        </table:table-row>
        <table:table-row table:style-name="ro3">
          <table:table-cell office:value-type="string" table:style-name="ce4">
            <text:p>tri peigne</text:p>
          </table:table-cell>
          <table:table-cell office:value-type="float" office:value="663" table:style-name="ce11">
            <text:p>663</text:p>
          </table:table-cell>
          <table:table-cell office:value-type="float" office:value="197793250019" table:style-name="ce12">
            <text:p>197793250019,00</text:p>
          </table:table-cell>
          <table:table-cell office:value-type="float" office:value="17397029902.333332" table:style-name="ce11">
            <text:p>17397029902</text:p>
          </table:table-cell>
          <table:table-cell table:style-name="ce5"/>
          <table:table-cell table:number-columns-repeated="16379"/>
        </table:table-row>
        <table:table-row table:style-name="ro3">
          <table:table-cell office:value-type="string" table:style-name="ce4">
            <text:p>tri rapide</text:p>
          </table:table-cell>
          <table:table-cell office:value-type="float" office:value="2" table:style-name="ce11">
            <text:p>2</text:p>
          </table:table-cell>
          <table:table-cell office:value-type="float" office:value="1255058595.3333333" table:style-name="ce11">
            <text:p>1255058595</text:p>
          </table:table-cell>
          <table:table-cell office:value-type="float" office:value="2419239.6666666665" table:style-name="ce11">
            <text:p>2419239,667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pan text:style-name="T3">(1)</text:span></text:p>
          </table:table-cell>
          <table:table-cell office:value-type="string" table:style-name="ce7">
            <text:p>moyenne réalisée sur</text:p>
          </table:table-cell>
          <table:table-cell office:value-type="float" office:value="5" table:style-name="ce15">
            <text:p>5</text:p>
          </table:table-cell>
          <table:table-cell office:value-type="string" table:style-name="ce1">
            <text:p><text:s/>exécutions</text:p>
          </table:table-cell>
          <table:table-cell table:number-columns-repeated="16380" table:style-name="ce1"/>
        </table:table-row>
        <table:table-row table:number-rows-repeated="1048569" table:style-name="ro5">
          <table:table-cell table:number-columns-repeated="16384"/>
        </table:table-row>
      </table:table>
      <table:table table:name="Cas_favorabl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6" table:number-columns-repeated="16379" table:default-cell-style-name="ce1"/>
        <table:table-row table:style-name="ro6">
          <table:table-cell office:value-type="string" table:number-columns-spanned="4" table:number-rows-spanned="1" table:style-name="ce8">
            <text:p>Tableau comparatif de performance : CAS FAVORABLE</text:p>
          </table:table-cell>
          <table:covered-table-cell table:number-columns-repeated="3"/>
          <table:table-cell table:number-columns-repeated="16380" table:style-name="ce1"/>
        </table:table-row>
        <table:table-row table:style-name="ro3">
          <table:table-cell office:value-type="string" table:style-name="ce2">
            <text:p>Algo</text:p>
          </table:table-cell>
          <table:table-cell office:value-type="string" table:style-name="ce9">
            <text:p>Temps d’exécution<text:span text:style-name="T2">(1)</text:span>(en secondes)</text:p>
          </table:table-cell>
          <table:table-cell office:value-type="string" table:style-name="ce9">
            <text:p>Nombre de comparaisons<text:span text:style-name="T2">(1)</text:span></text:p>
          </table:table-cell>
          <table:table-cell office:value-type="string" table:style-name="ce9">
            <text:p>Nombre de permutations<text:span text:style-name="T2">(1)</text:span></text:p>
          </table:table-cell>
          <table:table-cell table:style-name="ce3"/>
          <table:table-cell table:number-columns-repeated="16379"/>
        </table:table-row>
        <table:table-row table:style-name="ro3">
          <table:table-cell office:value-type="string" table:style-name="ce4">
            <text:p>Tri bulle</text:p>
          </table:table-cell>
          <table:table-cell office:value-type="float" office:value="3.7023999999999999" table:formula="of:=(4.727+4.64+2.55+3.364+3.231)/5" table:style-name="ce10">
            <text:p>3,7024</text:p>
          </table:table-cell>
          <table:table-cell office:value-type="float" office:value="12497500" table:formula="of:=(12497500+12497500+12497500+12497500+12497500)/5" table:style-name="ce10">
            <text:p>12497500</text:p>
          </table:table-cell>
          <table:table-cell office:value-type="float" office:value="6255089.2000000002" table:formula="of:=(6236311+6292760+6203761+6219162+6323452)/5" table:style-name="ce10">
            <text:p>6255089,2</text:p>
          </table:table-cell>
          <table:table-cell table:style-name="ce5"/>
          <table:table-cell table:number-columns-repeated="16379"/>
        </table:table-row>
        <table:table-row table:style-name="ro3">
          <table:table-cell office:value-type="string" table:style-name="ce4">
            <text:p>tri shaker</text:p>
          </table:table-cell>
          <table:table-cell office:value-type="float" office:value="4.8499999999999996" table:formula="of:=(4.044+8.868+2.86+3.696+4.782)/5" table:style-name="ce10">
            <text:p>4,85</text:p>
          </table:table-cell>
          <table:table-cell office:value-type="float" office:value="12704916" table:formula="of:=(12534984+12644940+12984804+12834864+12524988)/5" table:style-name="ce10">
            <text:p>12704916</text:p>
          </table:table-cell>
          <table:table-cell office:value-type="float" office:value="6228920.2000000002" table:formula="of:=(6228080+6246304+6273206+6217964+6179047)/5" table:style-name="ce10">
            <text:p>6228920,2</text:p>
          </table:table-cell>
          <table:table-cell table:style-name="ce5"/>
          <table:table-cell table:number-columns-repeated="16379"/>
        </table:table-row>
        <table:table-row table:style-name="ro3">
          <table:table-cell office:value-type="string" table:style-name="ce4">
            <text:p>tri peigne</text:p>
          </table:table-cell>
          <table:table-cell office:value-type="float" office:value="4.7219999999999995" table:formula="of:=(5.149+8.304+3.055+3.529+3.573)/5" table:style-name="ce10">
            <text:p>4,722</text:p>
          </table:table-cell>
          <table:table-cell office:value-type="float" office:value="17755512" table:formula="of:=(18572512+17247512+17962512+16252512+18742512)/5" table:style-name="ce10">
            <text:p>17755512</text:p>
          </table:table-cell>
          <table:table-cell office:value-type="float" office:value="1816132.8" table:formula="of:=(1801003+1858464+1823099+1775575+1822523)/5" table:style-name="ce10">
            <text:p>1816132,8</text:p>
          </table:table-cell>
          <table:table-cell table:style-name="ce5"/>
          <table:table-cell table:number-columns-repeated="16379"/>
        </table:table-row>
        <table:table-row table:style-name="ro3">
          <table:table-cell office:value-type="string" table:style-name="ce4">
            <text:p>tri rapide</text:p>
          </table:table-cell>
          <table:table-cell office:value-type="float" office:value="4.1896000000000004" table:formula="of:=(4.839+2.926+4.662+4.005+4.516)/5" table:style-name="ce10">
            <text:p>4,1896</text:p>
          </table:table-cell>
          <table:table-cell office:value-type="float" office:value="175962.8" table:formula="of:=(181843+173667+173818+173466+177020)/5" table:style-name="ce10">
            <text:p>175962,8</text:p>
          </table:table-cell>
          <table:table-cell office:value-type="float" office:value="23285" table:formula="of:=(28583+21139+21105+22488+23110)/5" table:style-name="ce10">
            <text:p>23285</text:p>
          </table:table-cell>
          <table:table-cell table:style-name="ce5"/>
          <table:table-cell table:number-columns-repeated="16379"/>
        </table:table-row>
        <table:table-row table:style-name="ro4">
          <table:table-cell office:value-type="string" table:style-name="ce6">
            <text:p><text:span text:style-name="T3">(1)</text:span></text:p>
          </table:table-cell>
          <table:table-cell office:value-type="string" table:style-name="ce7">
            <text:p>moyenne réalisée sur</text:p>
          </table:table-cell>
          <table:table-cell office:value-type="float" office:value="5" table:style-name="ce15">
            <text:p>5</text:p>
          </table:table-cell>
          <table:table-cell office:value-type="string" table:style-name="ce1">
            <text:p><text:s/>exécutions</text:p>
          </table:table-cell>
          <table:table-cell table:number-columns-repeated="16380" table:style-name="ce1"/>
        </table:table-row>
        <table:table-row table:number-rows-repeated="1048569" table:style-name="ro5">
          <table:table-cell table:number-columns-repeated="16384"/>
        </table:table-row>
      </table:table>
      <table:table table:name="Cas_défavorabl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4" table:number-rows-spanned="1" table:style-name="ce8">
            <text:p>Tableau comparatif de performance : CAS DEFAVORABLE</text:p>
          </table:table-cell>
          <table:covered-table-cell table:number-columns-repeated="3"/>
          <table:table-cell table:number-columns-repeated="16380" table:style-name="ce1"/>
        </table:table-row>
        <table:table-row table:style-name="ro3">
          <table:table-cell office:value-type="string" table:style-name="ce2">
            <text:p>Algo</text:p>
          </table:table-cell>
          <table:table-cell office:value-type="string" table:style-name="ce9">
            <text:p>Temps d’exécution<text:span text:style-name="T2">(1)</text:span>(en secondes)</text:p>
          </table:table-cell>
          <table:table-cell office:value-type="string" table:style-name="ce9">
            <text:p>Nombre de comparaisons<text:span text:style-name="T2">(1)</text:span></text:p>
          </table:table-cell>
          <table:table-cell office:value-type="string" table:style-name="ce9">
            <text:p>Nombre de permutations<text:span text:style-name="T2">(1)</text:span></text:p>
          </table:table-cell>
          <table:table-cell table:style-name="ce3"/>
          <table:table-cell table:number-columns-repeated="16379"/>
        </table:table-row>
        <table:table-row table:style-name="ro3">
          <table:table-cell office:value-type="string" table:style-name="ce4">
            <text:p>Tri bulle</text:p>
          </table:table-cell>
          <table:table-cell office:value-type="float" office:value="3.3228" table:formula="of:=(4.167+3.259+3.101+2.725+3.362)/5" table:style-name="ce10">
            <text:p>3,3228</text:p>
          </table:table-cell>
          <table:table-cell office:value-type="float" office:value="12497500" table:formula="of:=(12497500+12497500+12497500+12497500+12497500)/5" table:style-name="ce10">
            <text:p>12497500</text:p>
          </table:table-cell>
          <table:table-cell office:value-type="float" office:value="6171397.5999999996" table:formula="of:=(6144959+6169284+6082578+6203605+6256562)/5" table:style-name="ce10">
            <text:p>6171397,6</text:p>
          </table:table-cell>
          <table:table-cell table:style-name="ce5"/>
          <table:table-cell table:number-columns-repeated="16379"/>
        </table:table-row>
        <table:table-row table:style-name="ro3">
          <table:table-cell office:value-type="string" table:style-name="ce4">
            <text:p>tri shaker</text:p>
          </table:table-cell>
          <table:table-cell office:value-type="float" office:value="3.3985999999999996" table:formula="of:=(4.371+2.521+3.82+3.731+2.55)/5" table:style-name="ce10">
            <text:p>3,3986</text:p>
          </table:table-cell>
          <table:table-cell office:value-type="float" office:value="12640941.6" table:formula="of:=(12345060+12714912+12864852+12754896+12524988)/5" table:style-name="ce10">
            <text:p>12640941,6</text:p>
          </table:table-cell>
          <table:table-cell office:value-type="float" office:value="6166856.7999999998" table:formula="of:=(6113579+6190301+6175723+6180127+6174554)/5" table:style-name="ce10">
            <text:p>6166856,8</text:p>
          </table:table-cell>
          <table:table-cell table:style-name="ce5"/>
          <table:table-cell table:number-columns-repeated="16379"/>
        </table:table-row>
        <table:table-row table:style-name="ro3">
          <table:table-cell office:value-type="string" table:style-name="ce4">
            <text:p>tri peigne</text:p>
          </table:table-cell>
          <table:table-cell office:value-type="float" office:value="4.7097999999999995" table:formula="of:=(5.843+6.943+4.621+3.006+3.136)/5" table:style-name="ce10">
            <text:p>4,7098</text:p>
          </table:table-cell>
          <table:table-cell office:value-type="float" office:value="17341512" table:formula="of:=(16702512+17957512+16707512+16562512+18777512)/5" table:style-name="ce10">
            <text:p>17341512</text:p>
          </table:table-cell>
          <table:table-cell office:value-type="float" office:value="1803097.4" table:formula="of:=(1828838+1773234+1781264+1753680+1878471)/5" table:style-name="ce10">
            <text:p>1803097,4</text:p>
          </table:table-cell>
          <table:table-cell table:style-name="ce5"/>
          <table:table-cell table:number-columns-repeated="16379"/>
        </table:table-row>
        <table:table-row table:style-name="ro7">
          <table:table-cell office:value-type="string" table:style-name="ce4">
            <text:p>tri rapide</text:p>
          </table:table-cell>
          <table:table-cell office:value-type="float" office:value="3.1579999999999999" table:formula="of:=(3.259+2.702+3.866+2.974+2.989)/5" table:style-name="ce10">
            <text:p>3,158</text:p>
          </table:table-cell>
          <table:table-cell office:value-type="float" office:value="174573.2" table:formula="of:=(175177+172807+175227+173222+176433)/5" table:style-name="ce10">
            <text:p>174573,2</text:p>
          </table:table-cell>
          <table:table-cell office:value-type="float" office:value="26243.599999999999" table:formula="of:=(25461+25764+28432+25515+26046)/5" table:style-name="ce10">
            <text:p>26243,6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pan text:style-name="T3">(1)</text:span></text:p>
          </table:table-cell>
          <table:table-cell office:value-type="string" table:style-name="ce7">
            <text:p>moyenne réalisée sur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<text:s/>exécutions</text:p>
          </table:table-cell>
          <table:table-cell table:number-columns-repeated="16380" table:style-name="ce1"/>
        </table:table-row>
        <table:table-row table:number-rows-repeated="1048569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  <style:font-face style:name="Times" svg:font-family="Times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dc:creator>louan robert</dc:creator>
    <meta:creation-date>2017-10-20T23:41:04Z</meta:creation-date>
    <dc:date>2022-01-09T17:37:28Z</dc:date>
    <meta:editing-cycles>2</meta:editing-cycles>
    <meta:editing-duration>PT856S</meta:editing-duration>
  </office:meta>
</office:document-meta>
</file>